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3">
      <style:paragraph-properties fo:margin-top="0.353cm" fo:margin-bottom="0.499cm" loext:contextual-spacing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4">
      <style:paragraph-properties fo:margin-top="0.353cm" fo:margin-bottom="0.499cm" loext:contextual-spacing="false"/>
    </style:style>
    <style:style style:name="P4" style:family="paragraph" style:parent-style-name="Standard">
      <style:text-properties officeooo:paragraph-rsid="00118081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loext:contextual-spacing="false" style:writing-mode="lr-tb"/>
    </style:style>
    <style:style style:name="P7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cho Vault Deck Linkage Logic – Symptom-Aware Suggestion System</text:h>
      <text:p text:style-name="Standard"><text:s/>Developer Note: This document defines how Echo links user symptom data and diagnostic scores to relevant Vault Card entries. It allows Echo to act as a narrative translator, pulling resonant lived-experience content to support self-understanding and insight. Card delivery is based on dominant scores, flagged symptoms, and user interaction preferences.</text:p>
      <text:p text:style-name="Standard"><text:line-break/></text:p>
      <text:p text:style-name="Standard">Core Flow</text:p>
      <text:p text:style-name="Standard">Trigger Conditions:<text:line-break/>- User scores ≥ 4.0 on any condition<text:line-break/>- Or symptom flagged as highly correlated (e.g. dissociation, rage, masking)<text:line-break/></text:p>
      <text:p text:style-name="Standard">Echo Response Example:<text:line-break/>"That experience you described shows up in a lot of people navigating [Diagnosis]. Would you like to see how that might feel in someone else’s words?"</text:p>
      <text:h text:style-name="Heading_20_2" text:outline-level="2"><text:s/>Vault Card Types</text:h>
      <text:p text:style-name="Standard">Each card contains a brief narrative, quote, or metaphor related to a condition or symptom experience.</text:p>
      <text:p text:style-name="Standard">Example Vault Cards:</text:p>
      <text:p text:style-name="Standard">- CPTSD Vault: 'Somatic Re-Experiencing' → Describes body memories like pain, shaking, nausea.<text:line-break/>- ADHD Vault: 'Time Blindness &amp; Shame Spiral' → Guilt over lost time and memory gaps.<text:line-break/>- OCD Vault: 'The Internal Courtroom' → Metaphor of OCD as cross-examining lawyer.</text:p>
      <text:h text:style-name="Heading_20_2" text:outline-level="2"><text:s/>Echo Dialogue Patterns</text:h>
      <text:p text:style-name="Standard">Soft Intro:<text:line-break/>"That feeling you shared — it reminded me of something from another person’s story. Want to see it?"<text:line-break/><text:line-break/>Follow-Up Prompts:<text:line-break/>- “Does that feel familiar?”<text:line-break/>- “Would you like another card like this?”<text:line-break/>- “Would it help to see how that compares to another diagnosis?”</text:p>
      <text:h text:style-name="Heading_20_2" text:outline-level="2"><text:s/>Card Linking Priority</text:h>
      <text:p text:style-name="Standard">Echo prioritizes Vault suggestions based on:</text:p>
      <text:p text:style-name="Standard"><text:soft-page-break/>1. Top diagnosis score<text:line-break/>2. Top 2–3 symptoms<text:line-break/>3. Delivers 1–2 cards or lets user choose card tone (e.g. emotional, somatic, identity)</text:p>
      <text:h text:style-name="Heading_20_2" text:outline-level="2"><text:s/>User Modes</text:h>
      <text:p text:style-name="Standard">- Quiet Mode → user reads cards only<text:line-break/>- Reflection Mode → Echo prompts soft journaling or follow-ups<text:line-break/>- Compare Mode → Echo pulls cards from 2+ vaults for side-by-side experience</text:p>
      <text:h text:style-name="Heading_20_2" text:outline-level="2"><text:s/>Future Vault Features</text:h>
      <text:p text:style-name="Standard">- Bookmarking cards to revisit later<text:line-break/>- Card Trails: 3-card narrative arcs<text:line-break/>- Community-sourced variants (moderated)<text:line-break/>- Tag-based search (e.g. 'guilt', 'meltdown', 'shame spiral')</text:p>
      <text:p text:style-name="Standard"><text:line-break/>This system makes Echo more than a logic engine — it becomes a bridge between symptom tracking and human insight.</text:p>
      <text:p text:style-name="Standard"><text:line-break/>---<text:line-break/>Echo’s Intake Question (UI-Ready Text)</text:p>
      <text:p text:style-name="Quotations"><text:span text:style-name="Strong_20_Emphasis">“Do you currently, or have you ever, had a menstrual cycle?”</text:span><text:line-break/><text:span text:style-name="Emphasis">This helps Echo understand whether PMDD is relevant for your body and experiences.</text:span></text:p>
      <text:p text:style-name="Standard"/>
      <text:p text:style-name="Standard"><text:s/>PMDD Linkage Logic Update – Cycle Filtering</text:p>
      <text:p text:style-name="Standard">To ensure diagnostic integrity, Vault Cards linked to PMDD should only appear if the user has indicated that they currently or previously had a menstrual cycle.<text:line-break/><text:line-break/> Filtering Rule:<text:line-break/>- If `menstrual_cycle = False`: Exclude all Vault Cards where `condition` includes PMDD.<text:line-break/>- If `menstrual_cycle = True`: Keep Vault Cards with PMDD tags.<text:line-break/>- If `menstrual_cycle = Unknown` or `transitioning`: Do not exclude, but add a context tag for Echo's voice guidance.</text:p>
      <text:p text:style-name="P4"><text:s/>Echo Sample Response if PMDD is excluded:<text:line-break/>"While this might resemble PMDD, your answers suggest this likely comes from another root — such as trauma, mood sensitivity, or neurodivergence."<text:line-break/><text:line-break/><text:line-break/>{</text:p>
      <text:p text:style-name="P4"><text:soft-page-break/><text:s text:c="2"/>"intake_question": {</text:p>
      <text:p text:style-name="P4"><text:s text:c="4"/>"id": "cycle_status",</text:p>
      <text:p text:style-name="P4"><text:s text:c="4"/>"prompt": "Do you currently, or have you ever, had a menstrual cycle?",</text:p>
      <text:p text:style-name="P4"><text:s text:c="4"/>"options": ["Yes", "No", "Unsure or transitioning"],</text:p>
      <text:p text:style-name="P4"><text:s text:c="4"/>"tags": ["gender_filtering", "hormone_context", "pmdd_logic"]</text:p>
      <text:p text:style-name="P4"><text:s text:c="2"/>},</text:p>
      <text:p text:style-name="P4"><text:s text:c="2"/>"condition_filter": {</text:p>
      <text:p text:style-name="P4"><text:s text:c="4"/>"PMDD": {</text:p>
      <text:p text:style-name="P4"><text:s text:c="6"/>"exclude_if": {</text:p>
      <text:p text:style-name="P4"><text:s text:c="8"/>"cycle_status": "No"</text:p>
      <text:p text:style-name="P4"><text:s text:c="6"/>},</text:p>
      <text:p text:style-name="P4"><text:s text:c="6"/>"contextualize_if": {</text:p>
      <text:p text:style-name="P4"><text:s text:c="8"/>"cycle_status": "Unsure or transitioning"</text:p>
      <text:p text:style-name="P4"><text:s text:c="6"/>},</text:p>
      <text:p text:style-name="P4"><text:s text:c="6"/>"override_message": {</text:p>
      <text:p text:style-name="P4"><text:s text:c="8"/>"en": "Some of your signals resemble PMDD — a hormone-related condition — but your cycle history suggests it may be rooted in something else, like trauma or mood reactivity."</text:p>
      <text:p text:style-name="P4"><text:s text:c="6"/>}</text:p>
      <text:p text:style-name="P4"><text:s text:c="4"/>}</text:p>
      <text:p text:style-name="P4"><text:s text:c="2"/>}<text:line-break/><text:line-break/>PMDD Intake + Scoring Logic (Kinri-Compatible)</text:p>
      <text:h text:style-name="P1" text:outline-level="3"><text:s/>Intake Prompt (Tier 0)</text:h>
      <text:p text:style-name="Preformatted_20_Text"/>
      <text:p text:style-name="P6"><text:span text:style-name="Source_20_Text">“Do you currently, or have you ever, had a menstrual cycle?”</text:span></text:p>
      <text:h text:style-name="P3" text:outline-level="4">Answer Options:</text:h>
      <text:list xml:id="list2974292666" text:style-name="L1">
        <text:list-item>
          <text:p text:style-name="P7"><text:s/>Yes → PMDD stays in scoring matrix</text:p>
        </text:list-item>
        <text:list-item>
          <text:p text:style-name="P7"><text:soft-page-break/><text:s/>No → PMDD scores set to 0</text:p>
        </text:list-item>
        <text:list-item>
          <text:p text:style-name="P7"><text:s/>Unsure / Intersex / Transitioning → Redirect to Echo for nuance</text:p>
        </text:list-item>
      </text:list>
      <text:p text:style-name="Horizontal_20_Line"/>
      <text:h text:style-name="P1" text:outline-level="3"><text:s/>Scoring Engine Integration</text:h>
      <text:p text:style-name="Preformatted_20_Text">python</text:p>
      <text:p text:style-name="Preformatted_20_Text"/>
      <text:p text:style-name="P5"><text:span text:style-name="Source_20_Text"># Pseudocode-style integration</text:span></text:p>
      <text:p text:style-name="P5"><text:span text:style-name="Source_20_Text">if menstrual_cycle == "no":</text:span></text:p>
      <text:p text:style-name="P5"><text:span text:style-name="Source_20_Text"><text:s text:c="4"/>condition_scores["PMDD"] = 0</text:span></text:p>
      <text:p text:style-name="P5"><text:span text:style-name="Source_20_Text"><text:s text:c="4"/>pmdd_excluded = True</text:span></text:p>
      <text:p text:style-name="P5"><text:span text:style-name="Source_20_Text">else:</text:span></text:p>
      <text:p text:style-name="P6"><text:span text:style-name="Source_20_Text"><text:s text:c="4"/>pmdd_excluded = False</text:span></text:p>
      <text:p text:style-name="Horizontal_20_Line"/>
      <text:h text:style-name="P1" text:outline-level="3"><text:s/>Echo Conditional Output</text:h>
      <text:h text:style-name="P3" text:outline-level="4"><text:s/>PMDD Downweighted:</text:h>
      <text:p text:style-name="Quotations">“Some of what you described overlaps with PMDD — a condition related to hormone cycling.<text:line-break/>But since you don’t currently experience a menstrual cycle, this pattern likely comes from somewhere else — possibly mood sensitivity, trauma patterns, or emotional reactivity.”</text:p>
      <text:h text:style-name="P3" text:outline-level="4"><text:s/>For Ambiguous Cycle History:</text:h>
      <text:p text:style-name="Quotations">“PMDD typically arises from shifts in estrogen and progesterone, but similar emotional patterns can show up in all kinds of bodies.<text:line-break/>Let’s look at the signals together and figure out what’s really behind them.”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8:05:35.053000000</dc:date>
    <meta:editing-duration>PT3M53S</meta:editing-duration>
    <meta:generator>Neat_Office/6.2.8.2$Windows_x86 LibreOffice_project/</meta:generator>
    <meta:document-statistic meta:table-count="0" meta:image-count="0" meta:object-count="0" meta:page-count="4" meta:paragraph-count="63" meta:word-count="699" meta:character-count="4640" meta:non-whitespace-character-count="38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